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664cm"/>
    </style:style>
    <style:style style:name="gr3" style:family="graphic" style:parent-style-name="standard">
      <style:graphic-properties draw:textarea-horizontal-align="justify" draw:textarea-vertical-align="middle" draw:auto-grow-height="false" fo:min-height="1.175cm" fo:min-width="1.664cm"/>
    </style:style>
    <style:style style:name="gr4" style:family="graphic" style:parent-style-name="standard">
      <style:graphic-properties draw:textarea-horizontal-align="justify" draw:textarea-vertical-align="middle" draw:auto-grow-height="false" fo:min-height="1.402cm" fo:min-width="1.664cm"/>
    </style:style>
    <style:style style:name="gr5" style:family="graphic" style:parent-style-name="standard">
      <style:graphic-properties draw:textarea-horizontal-align="justify" draw:textarea-vertical-align="middle" draw:auto-grow-height="false" fo:min-height="1.68cm" fo:min-width="4.834cm"/>
    </style:style>
    <style:style style:name="gr6" style:family="graphic" style:parent-style-name="standard">
      <style:graphic-properties draw:textarea-horizontal-align="justify" draw:textarea-vertical-align="middle" draw:auto-grow-height="false" fo:min-height="1.588cm" fo:min-width="4.454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422cm"/>
    </style:style>
    <style:style style:name="gr8" style:family="graphic" style:parent-style-name="standard">
      <style:graphic-properties draw:textarea-horizontal-align="justify" draw:textarea-vertical-align="middle" draw:auto-grow-height="false" fo:min-height="1.211cm" fo:min-width="2.359cm"/>
    </style:style>
    <style:style style:name="gr9" style:family="graphic" style:parent-style-name="standard">
      <style:graphic-properties draw:textarea-horizontal-align="justify" draw:textarea-vertical-align="middle" draw:auto-grow-height="false" fo:min-height="1.486cm" fo:min-width="7.501cm"/>
    </style:style>
    <style:style style:name="gr10" style:family="graphic" style:parent-style-name="standard">
      <style:graphic-properties draw:textarea-horizontal-align="justify" draw:textarea-vertical-align="middle" draw:auto-grow-height="false" fo:min-height="0.957cm" fo:min-width="2.359cm"/>
    </style:style>
    <style:style style:name="gr11" style:family="graphic" style:parent-style-name="standard">
      <style:graphic-properties draw:textarea-horizontal-align="justify" draw:textarea-vertical-align="middle" draw:auto-grow-height="false" fo:min-height="1.486cm" fo:min-width="5.215cm"/>
    </style:style>
    <style:style style:name="gr12" style:family="graphic" style:parent-style-name="standard">
      <style:graphic-properties draw:textarea-horizontal-align="justify" draw:textarea-vertical-align="middle" draw:auto-grow-height="false" fo:min-height="1.486cm" fo:min-width="4.58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1.016cm" svg:x="8.112cm" svg:y="1.635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556cm" svg:height="1.524cm" svg:x="8.112cm" svg:y="5.699cm">
          <text:p text:style-name="P1">Lado 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" draw:id="id2" draw:layer="layout" svg:width="3.556cm" svg:height="1.424cm" svg:x="8.366cm" svg:y="3.54cm">
          <text:p text:style-name="P1">Lado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3.556cm" svg:height="1.651cm" svg:x="7.858cm" svg:y="7.858cm">
          <text:p text:style-name="P1">Lado 3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10.668cm" svg:height="3.859cm" svg:x="1.508cm" svg:y="10.779cm">
          <text:p text:style-name="P1">Lado 1 = Lado 2 = Lado 3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6" draw:id="id6" draw:layer="layout" svg:width="4.953cm" svg:height="2.286cm" svg:x="14.716cm" svg:y="11.668cm">
          <text:p text:style-name="P1">Es equilater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xml:id="id7" draw:id="id7" draw:layer="layout" svg:width="5.842cm" svg:height="2.032cm" svg:x="1.254cm" svg:y="15.605cm">
          <text:p text:style-name="P1">Lado 1 &lt; Lado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xml:id="id8" draw:id="id8" draw:layer="layout" svg:width="5.715cm" svg:height="2.921cm" svg:x="2.27cm" svg:y="19.542cm">
          <text:p text:style-name="P1">Lado 1 &lt; Lado 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9" draw:id="id9" draw:layer="layout" svg:width="8.001cm" svg:height="2.159cm" svg:x="1.762cm" svg:y="23.479cm">
          <text:p text:style-name="P1">El lado mayor es el Lado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xml:id="id10" draw:id="id10" draw:layer="layout" svg:width="5.715cm" svg:height="2.413cm" svg:x="8.874cm" svg:y="15.986cm">
          <text:p text:style-name="P1">Lado 2 &gt; Lado 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11" draw:id="id11" draw:layer="layout" svg:width="5.715cm" svg:height="2.159cm" svg:x="9.128cm" svg:y="20.812cm">
          <text:p text:style-name="P1">El lado mayor es </text:p>
          <text:p text:style-name="P1">el Lado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12" draw:id="id12" draw:layer="layout" svg:width="5.08cm" svg:height="2.159cm" svg:x="15.351cm" svg:y="17.51cm">
          <text:p text:style-name="P1">El lado mayor es </text:p>
          <text:p text:style-name="P1">el Lado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2" draw:layer="layout" svg:x1="10.208cm" svg:y1="2.651cm" svg:x2="10.144cm" svg:y2="3.54cm" draw:start-shape="id1" draw:start-glue-point="8" draw:end-shape="id2" draw:end-glue-point="5" svg:d="M10208 2651v445h-64v444" svg:viewBox="0 0 65 890">
          <text:p/>
        </draw:connector>
        <draw:connector draw:style-name="gr13" draw:text-style-name="P2" draw:layer="layout" svg:x1="9.782cm" svg:y1="4.964cm" svg:x2="9.89cm" svg:y2="5.699cm" draw:start-shape="id2" draw:start-glue-point="7" draw:end-shape="id3" draw:end-glue-point="5" svg:d="M9782 4964v368h108v367" svg:viewBox="0 0 109 736">
          <text:p/>
        </draw:connector>
        <draw:connector draw:style-name="gr13" draw:text-style-name="P2" draw:layer="layout" svg:x1="9.528cm" svg:y1="7.223cm" svg:x2="9.636cm" svg:y2="7.858cm" draw:start-shape="id3" draw:start-glue-point="7" draw:end-shape="id4" draw:end-glue-point="5" svg:d="M9528 7223v318h108v317" svg:viewBox="0 0 109 636">
          <text:p/>
        </draw:connector>
        <draw:connector draw:style-name="gr13" draw:text-style-name="P2" draw:layer="layout" svg:x1="9.274cm" svg:y1="9.509cm" svg:x2="6.842cm" svg:y2="10.779cm" draw:start-shape="id4" draw:start-glue-point="7" draw:end-shape="id5" draw:end-glue-point="4" svg:d="M9274 9509v635h-2432v635" svg:viewBox="0 0 2433 1271">
          <text:p/>
        </draw:connector>
        <draw:connector draw:style-name="gr13" draw:text-style-name="P2" draw:layer="layout" svg:x1="12.176cm" svg:y1="12.709cm" svg:x2="14.716cm" svg:y2="12.811cm" draw:start-shape="id5" draw:start-glue-point="7" draw:end-shape="id6" draw:end-glue-point="5" svg:d="M12176 12709h1270v102h1270" svg:viewBox="0 0 2541 103">
          <text:p/>
        </draw:connector>
        <draw:frame draw:style-name="gr14" draw:text-style-name="P3" draw:layer="layout" svg:width="1.651cm" svg:height="0.962cm" svg:x="12.557cm" svg:y="11.922cm">
          <draw:text-box>
            <text:p>Si</text:p>
          </draw:text-box>
        </draw:frame>
        <draw:connector draw:style-name="gr13" draw:text-style-name="P2" draw:layer="layout" svg:x1="6.842cm" svg:y1="14.638cm" svg:x2="4.175cm" svg:y2="15.605cm" draw:start-shape="id5" draw:start-glue-point="6" draw:end-shape="id7" draw:end-glue-point="4" svg:d="M6842 14638v484h-2667v483" svg:viewBox="0 0 2668 968">
          <text:p/>
        </draw:connector>
        <draw:connector draw:style-name="gr13" draw:text-style-name="P2" draw:layer="layout" svg:x1="4.175cm" svg:y1="17.637cm" svg:x2="5.127cm" svg:y2="19.542cm" draw:start-shape="id7" draw:start-glue-point="6" draw:end-shape="id8" draw:end-glue-point="4" svg:d="M4175 17637v953h952v952" svg:viewBox="0 0 953 1906">
          <text:p/>
        </draw:connector>
        <draw:connector draw:style-name="gr13" draw:text-style-name="P2" draw:layer="layout" svg:x1="5.127cm" svg:y1="22.463cm" svg:x2="5.762cm" svg:y2="23.479cm" draw:start-shape="id8" draw:start-glue-point="6" draw:end-shape="id9" draw:end-glue-point="4" svg:d="M5127 22463v508h635v508" svg:viewBox="0 0 636 1017">
          <text:p/>
        </draw:connector>
        <draw:frame draw:style-name="gr15" draw:text-style-name="P3" draw:layer="layout" svg:width="1.524cm" svg:height="0.962cm" svg:x="2.651cm" svg:y="13.881cm">
          <draw:text-box>
            <text:p>No</text:p>
          </draw:text-box>
        </draw:frame>
        <draw:frame draw:style-name="gr16" draw:text-style-name="P3" draw:layer="layout" svg:width="1.143cm" svg:height="0.962cm" svg:x="5.572cm" svg:y="18.272cm">
          <draw:text-box>
            <text:p>Si</text:p>
          </draw:text-box>
        </draw:frame>
        <draw:frame draw:style-name="gr15" draw:text-style-name="P3" draw:layer="layout" svg:width="1.27cm" svg:height="0.962cm" svg:x="6.08cm" svg:y="22.082cm">
          <draw:text-box>
            <text:p>Si</text:p>
          </draw:text-box>
        </draw:frame>
        <draw:connector draw:style-name="gr13" draw:text-style-name="P2" draw:layer="layout" svg:x1="7.096cm" svg:y1="16.621cm" svg:x2="8.874cm" svg:y2="17.193cm" draw:start-shape="id7" draw:start-glue-point="7" draw:end-shape="id10" draw:end-glue-point="5" svg:d="M7096 16621h889v572h889" svg:viewBox="0 0 1779 573">
          <text:p/>
        </draw:connector>
        <draw:frame draw:style-name="gr15" draw:text-style-name="P3" draw:layer="layout" svg:width="1.524cm" svg:height="0.962cm" svg:x="7.985cm" svg:y="15.786cm">
          <draw:text-box>
            <text:p>No</text:p>
          </draw:text-box>
        </draw:frame>
        <draw:connector draw:style-name="gr13" draw:text-style-name="P2" draw:layer="layout" svg:x1="11.731cm" svg:y1="18.399cm" svg:x2="11.985cm" svg:y2="20.812cm" draw:start-shape="id10" draw:start-glue-point="6" draw:end-shape="id11" svg:d="M11731 18399v1206h254v1207" svg:viewBox="0 0 255 2414">
          <text:p/>
        </draw:connector>
        <draw:connector draw:style-name="gr13" draw:text-style-name="P2" draw:layer="layout" svg:x1="14.589cm" svg:y1="17.193cm" svg:x2="17.891cm" svg:y2="17.51cm" draw:start-shape="id10" draw:start-glue-point="7" draw:end-shape="id12" draw:end-glue-point="4" svg:d="M14589 17193h3302v317" svg:viewBox="0 0 3303 318">
          <text:p/>
        </draw:connector>
        <draw:frame draw:style-name="gr15" draw:text-style-name="P3" draw:layer="layout" svg:width="1.524cm" svg:height="0.962cm" svg:x="17.002cm" svg:y="15.859cm">
          <draw:text-box>
            <text:p>No</text:p>
          </draw:text-box>
        </draw:frame>
        <draw:frame draw:style-name="gr16" draw:text-style-name="P3" draw:layer="layout" svg:width="1.143cm" svg:height="0.962cm" svg:x="11.922cm" svg:y="18.58cm">
          <draw:text-box>
            <text:p>S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Eduardo Díaz Peñuela</meta:initial-creator>
    <meta:creation-date>2017-04-13T09:26:05.924072289</meta:creation-date>
    <dc:date>2017-04-13T10:01:50.609330139</dc:date>
    <dc:creator>Carlos Eduardo Díaz Peñuela</dc:creator>
    <meta:editing-duration>PT13M1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